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2.64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  <style:text-properties style:text-position="" style:font-name="Liberation Sans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 style:text-position="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4" style:family="table-cell" style:parent-style-name="Default">
      <style:text-properties style:text-position="" style:font-name="Liberation Serif"/>
    </style:style>
    <style:style style:name="ce15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ff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8" style:family="text">
      <style:text-properties style:text-position="super 58%" fo:font-style="italic" style:font-size-asian="14pt" style:font-style-asian="italic" style:font-size-complex="14pt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20"/>
          <table:table-cell table:style-name="ce23" office:value-type="string">
            <text:p>Astronomy Event Time Line</text:p>
          </table:table-cell>
          <table:table-cell table:style-name="ce23"/>
          <table:table-cell table:style-name="ce38"/>
        </table:table-row>
        <table:table-row table:style-name="ro1">
          <table:table-cell table:style-name="ce20"/>
          <table:table-cell table:style-name="ce33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23"/>
          <table:table-cell table:style-name="ce38"/>
        </table:table-row>
        <table:table-row table:style-name="ro2">
          <table:table-cell table:style-name="ce21" office:value-type="string">
            <text:p>Date</text:p>
          </table:table-cell>
          <table:table-cell table:style-name="ce34" office:value-type="string">
            <text:p>Description</text:p>
          </table:table-cell>
          <table:table-cell table:style-name="ce34" office:value-type="string">
            <text:p>Keywords</text:p>
          </table:table-cell>
          <table:table-cell table:style-name="ce39" office:value-type="string">
            <text:p>References</text:p>
          </table:table-cell>
        </table:table-row>
        <table:table-row table:style-name="ro3">
          <table:table-cell table:style-name="ce22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table:style-name="ce38" office:value-type="string">
            <text:p>AJ, 116, 1998; ApJ517, 1999</text:p>
          </table:table-cell>
        </table:table-row>
        <table:table-row table:style-name="ro3">
          <table:table-cell table:style-name="ce22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table:style-name="ce38" office:value-type="string">
            <text:p>AJ, 112, 1996</text:p>
          </table:table-cell>
        </table:table-row>
        <table:table-row table:style-name="ro3">
          <table:table-cell table:style-name="ce22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table:style-name="ce38" office:value-type="string">
            <text:p>Nature, 355, 147, 1992; ASP Conf, 109, 1996; ApJ, 464, 1996</text:p>
          </table:table-cell>
        </table:table-row>
        <table:table-row table:style-name="ro7">
          <table:table-cell table:style-name="ce22" office:value-type="date" office:date-value="1995-01-01">
            <text:p>1995-01-01</text:p>
          </table:table-cell>
          <table:table-cell office:value-type="string">
            <text:p>Brown-dwarfs found observationally</text:p>
          </table:table-cell>
          <table:table-cell/>
          <table:table-cell table:style-name="ce38" office:value-type="string">
            <text:p>Rebelo, R., Nature 377, 129; Nakajima, T., Nature 378, 463</text:p>
          </table:table-cell>
        </table:table-row>
        <table:table-row table:style-name="ro3">
          <table:table-cell table:style-name="ce22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table:style-name="ce38" office:value-type="string">
            <text:p>Phy Rev Let, 58, 1987</text:p>
          </table:table-cell>
        </table:table-row>
        <table:table-row table:style-name="ro3">
          <table:table-cell table:style-name="ce22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table:style-name="ce38" office:value-type="string">
            <text:p>ApJ, 302, 1986</text:p>
          </table:table-cell>
        </table:table-row>
        <table:table-row table:style-name="ro3">
          <table:table-cell table:style-name="ce22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table:style-name="ce38" office:value-type="string">
            <text:p>Phy Rev D, 23, 1981</text:p>
          </table:table-cell>
        </table:table-row>
        <table:table-row table:style-name="ro3">
          <table:table-cell table:style-name="ce22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table:style-name="ce38" office:value-type="string">
            <text:p>Nature, 279, 1979</text:p>
          </table:table-cell>
        </table:table-row>
        <table:table-row table:style-name="ro3">
          <table:table-cell table:style-name="ce22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table:style-name="ce38" office:value-type="string">
            <text:p>Apj, 225, 1978</text:p>
          </table:table-cell>
        </table:table-row>
        <table:table-row table:style-name="ro3">
          <table:table-cell table:style-name="ce22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table:style-name="ce38" office:value-type="string">
            <text:p>ApJ, 195, 1075; Nature, 277, 1979</text:p>
          </table:table-cell>
        </table:table-row>
        <table:table-row table:style-name="ro3">
          <table:table-cell table:style-name="ce22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table:style-name="ce38" office:value-type="string">
            <text:p>ApJ, 182, 1973</text:p>
          </table:table-cell>
        </table:table-row>
        <table:table-row table:style-name="ro3">
          <table:table-cell table:style-name="ce22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table:style-name="ce38" office:value-type="string">
            <text:p>Nature, 235, 37, 1972 cf Bolton, Nature, 240, 124, 1972</text:p>
          </table:table-cell>
        </table:table-row>
        <table:table-row table:style-name="ro3">
          <table:table-cell table:style-name="ce22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table:style-name="ce38" office:value-type="string">
            <text:p>Icarus, 17, 1972</text:p>
          </table:table-cell>
        </table:table-row>
        <table:table-row table:style-name="ro3">
          <table:table-cell table:style-name="ce22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table:style-name="ce38" office:value-type="string">
            <text:p>Phy Rev Let, 20, 1968</text:p>
          </table:table-cell>
        </table:table-row>
        <table:table-row table:style-name="ro3">
          <table:table-cell table:style-name="ce22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table:style-name="ce38" office:value-type="string">
            <text:p>Nature, 217, 1968; Nature, 218, 1968</text:p>
          </table:table-cell>
        </table:table-row>
        <table:table-row table:style-name="ro3">
          <table:table-cell table:style-name="ce22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40" office:value-type="string">
            <text:p>Radio Astronomy, 1966, McGraw-Hill AJB 66.11.28</text:p>
          </table:table-cell>
        </table:table-row>
        <table:table-row table:style-name="ro3">
          <table:table-cell table:style-name="ce22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table:style-name="ce38" office:value-type="string">
            <text:p>ApJ, 142, 1965</text:p>
          </table:table-cell>
        </table:table-row>
        <table:table-row table:style-name="ro3">
          <table:table-cell table:style-name="ce22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table:style-name="ce38" office:value-type="string">
            <text:p>ApJ 142, 399, 1965</text:p>
          </table:table-cell>
        </table:table-row>
        <table:table-row table:style-name="ro7">
          <table:table-cell table:style-name="ce22" office:value-type="date" office:date-value="1963-01-01">
            <text:p>1963-01-01</text:p>
          </table:table-cell>
          <table:table-cell office:value-type="string">
            <text:p>Theoretical prediction of brown-dwarfs</text:p>
          </table:table-cell>
          <table:table-cell/>
          <table:table-cell table:style-name="ce38" office:value-type="string">
            <text:p>Kumar, S. S., ApJ 137, 1121; Hayashi,C., T. Nakano, Prog. Theor. Phys. 30, 460</text:p>
          </table:table-cell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table:style-name="ce38" office:value-type="string">
            <text:p>Nature, 200, 11/20/1963</text:p>
          </table:table-cell>
        </table:table-row>
        <table:table-row table:style-name="ro3">
          <table:table-cell table:style-name="ce22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table:style-name="ce38" office:value-type="string">
            <text:p>Nature, 197, 1963</text:p>
          </table:table-cell>
        </table:table-row>
        <table:table-row table:style-name="ro3">
          <table:table-cell table:style-name="ce22" office:value-type="date" office:date-value="1962-06-18">
            <text:p>1962-06-18</text:p>
          </table:table-cell>
          <table:table-cell office:value-type="string">
            <text:p>First X-ray rocket flight, discovers SCO-X1</text:p>
          </table:table-cell>
          <table:table-cell office:value-type="string">
            <text:p>X-rays</text:p>
          </table:table-cell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table:style-name="ce38" office:value-type="string">
            <text:p>Phys Rev Let, 9, 1962</text:p>
          </table:table-cell>
        </table:table-row>
        <table:table-row table:style-name="ro3">
          <table:table-cell table:style-name="ce22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table:style-name="ce38" office:value-type="string">
            <text:p>Jet Propulsion, 28, 1958</text:p>
          </table:table-cell>
        </table:table-row>
        <table:table-row table:style-name="ro3">
          <table:table-cell table:style-name="ce22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table:style-name="ce38" office:value-type="string">
            <text:p>Rev Mod Phys, 29, ?? 1957</text:p>
          </table:table-cell>
        </table:table-row>
        <table:table-row table:style-name="ro3">
          <table:table-cell table:style-name="ce22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41" office:value-type="date" office:date-value="1956-08-16">
            <text:p>08/16/56</text:p>
          </table:table-cell>
        </table:table-row>
        <table:table-row table:style-name="ro3">
          <table:table-cell table:style-name="ce22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table:style-name="ce38" office:value-type="string">
            <text:p>ApJ Supp. 1, 121 1954</text:p>
          </table:table-cell>
        </table:table-row>
        <table:table-row table:style-name="ro3">
          <table:table-cell table:style-name="ce22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table:style-name="ce38" office:value-type="string">
            <text:p>Bull Astron Inst Netherlands, 12, May 14 1954</text:p>
          </table:table-cell>
        </table:table-row>
        <table:table-row table:style-name="ro3">
          <table:table-cell table:style-name="ce22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table:style-name="ce38" office:value-type="string">
            <text:p>Trans IAU, 8, , 1952</text:p>
          </table:table-cell>
        </table:table-row>
        <table:table-row table:style-name="ro3">
          <table:table-cell table:style-name="ce22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table:style-name="ce38" office:value-type="string">
            <text:p>ApJ, 57,, 1952</text:p>
          </table:table-cell>
        </table:table-row>
        <table:table-row table:style-name="ro3">
          <table:table-cell table:style-name="ce22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table:style-name="ce38" office:value-type="string">
            <text:p>1951, Nature, 168, 356;</text:p>
          </table:table-cell>
        </table:table-row>
        <table:table-row table:style-name="ro3">
          <table:table-cell table:style-name="ce22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table:style-name="ce38" office:value-type="string">
            <text:p>ApJ. 115, 326, 1952 &amp; Opik, Proc Royal Irish Acad 54, 49, 1951</text:p>
          </table:table-cell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table:style-name="ce38" office:value-type="string">
            <text:p>Bull Astron Inst Netherlands, 11, , Jan 13, 1950</text:p>
          </table:table-cell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Maniac computer developed at Princeton IAS, first general purpose compute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table:style-name="ce38" office:value-type="string">
            <text:p>ApJ, 111, , 1050</text:p>
          </table:table-cell>
        </table:table-row>
        <table:table-row table:style-name="ro3">
          <table:table-cell table:style-name="ce22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table:style-name="ce38" office:value-type="string">
            <text:p>Phys Rev, 18, 1025, 1951</text:p>
          </table:table-cell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table:style-name="ce38" office:value-type="string">
            <text:p>Mon Not RAS, 108, 1948</text:p>
          </table:table-cell>
        </table:table-row>
        <table:table-row table:style-name="ro3">
          <table:table-cell table:style-name="ce22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5-01-01">
            <text:p>1945-01-01</text:p>
          </table:table-cell>
          <table:table-cell table:style-name="ce35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table:style-name="ce38" office:value-type="string">
            <text:p>Nederlands tijdschrift voor natuurkunde, 11, 1945</text:p>
          </table:table-cell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table:style-name="ce38" office:value-type="string">
            <text:p>ApJ, 100, , 1944</text:p>
          </table:table-cell>
        </table:table-row>
        <table:table-row table:style-name="ro3">
          <table:table-cell table:style-name="ce22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table:style-name="ce38" office:value-type="string">
            <text:p>ApJ, 100, , Nov 1944</text:p>
          </table:table-cell>
        </table:table-row>
        <table:table-row table:style-name="ro3">
          <table:table-cell table:style-name="ce22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40-01-01">
            <text:p>1940-01-01</text:p>
          </table:table-cell>
          <table:table-cell office:value-type="string">
            <text:p>First identification of interstellar molecules (CN) by McKellar</text:p>
          </table:table-cell>
          <table:table-cell office:value-type="string">
            <text:p>ISM, molecules</text:p>
          </table:table-cell>
          <table:table-cell table:style-name="ce38" office:value-type="string">
            <text:p>PASP 52, 187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40" office:value-type="string">
            <text:p>An Introduction to the Study of Stellar Structure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table:style-name="ce38" office:value-type="string">
            <text:p>Phys Rev, 56, 1939</text:p>
          </table:table-cell>
        </table:table-row>
        <table:table-row table:style-name="ro3">
          <table:table-cell table:style-name="ce22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table:style-name="ce38" office:value-type="string">
            <text:p>Phys Rev, 55, 434 1939</text:p>
          </table:table-cell>
        </table:table-row>
        <table:table-row table:style-name="ro3">
          <table:table-cell table:style-name="ce22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table:style-name="ce38" office:value-type="string">
            <text:p>Physikalische Zeitschrift 39, 633, 1939</text:p>
          </table:table-cell>
        </table:table-row>
        <table:table-row table:style-name="ro3">
          <table:table-cell table:style-name="ce22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table:style-name="ce38" office:value-type="string">
            <text:p>Phys Rev 54, 248, 1938</text:p>
          </table:table-cell>
        </table:table-row>
        <table:table-row table:style-name="ro3">
          <table:table-cell table:style-name="ce22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table:style-name="ce38" office:value-type="string">
            <text:p>Helvetica Physica Acta, 6, 110, 1933; Apj, 86, 1937</text:p>
          </table:table-cell>
        </table:table-row>
        <table:table-row table:style-name="ro3">
          <table:table-cell table:style-name="ce22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40" office:value-type="string">
            <text:p>The Realm of the Nebulae</text:p>
          </table:table-cell>
        </table:table-row>
        <table:table-row table:style-name="ro3">
          <table:table-cell table:style-name="ce22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office:value-type="string">
            <text:p>1933, Proc. IRE, 21, 1387; 1933, Nature, 132, 66</text:p>
          </table:table-cell>
        </table:table-row>
        <table:table-row table:style-name="ro3">
          <table:table-cell table:style-name="ce22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table:style-name="ce38" office:value-type="string">
            <text:p>Proc. Nat. Acad. Sci., 20, 1934</text:p>
          </table:table-cell>
        </table:table-row>
        <table:table-row table:style-name="ro3">
          <table:table-cell table:style-name="ce22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table:style-name="ce38" office:value-type="string">
            <text:p>Mon Not RAS, 91, 1931</text:p>
          </table:table-cell>
        </table:table-row>
        <table:table-row table:style-name="ro3">
          <table:table-cell table:style-name="ce22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table:style-name="ce38" office:value-type="string">
            <text:p>ApJ, ??, 81, 1931, ApJ, ??, </text:p>
          </table:table-cell>
        </table:table-row>
        <table:table-row table:style-name="ro3">
          <table:table-cell table:style-name="ce22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table:style-name="ce38" office:value-type="string">
            <text:p>Lowell Obs Observation Circular, March 13 1930</text:p>
          </table:table-cell>
        </table:table-row>
        <table:table-row table:style-name="ro3">
          <table:table-cell table:style-name="ce22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40" office:value-type="string">
            <text:p>Star Clusters, Harvard Obs Monograph 2</text:p>
          </table:table-cell>
        </table:table-row>
        <table:table-row table:style-name="ro8">
          <table:table-cell table:style-name="ce22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table:style-name="ce38"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22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table:style-name="ce38" office:value-type="string">
            <text:p>Proc. Nat. Acad. Sci., 15, 1929</text:p>
          </table:table-cell>
        </table:table-row>
        <table:table-row table:style-name="ro3">
          <table:table-cell table:style-name="ce22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table:style-name="ce38"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22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40" office:value-type="string">
            <text:p>The Internal Constitution of Stars, Cambridge Univ Press</text:p>
          </table:table-cell>
        </table:table-row>
        <table:table-row table:style-name="ro3">
          <table:table-cell table:style-name="ce22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table:style-name="ce38" office:value-type="string">
            <text:p>Mon Not RAS, v 84, 1924</text:p>
          </table:table-cell>
        </table:table-row>
        <table:table-row table:style-name="ro3">
          <table:table-cell table:style-name="ce22" office:value-type="date" office:date-value="1925-01-01">
            <text:p>1925-01-01</text:p>
          </table:table-cell>
          <table:table-cell table:style-name="ce36" office:value-type="string">
            <text:p>Payne predicts that Hydrogen is the most abundant element</text:p>
          </table:table-cell>
          <table:table-cell/>
          <table:table-cell table:style-name="ce40" office:value-type="string">
            <text:p>Stellar Atmospheres, Harvard Obs Monograph 1</text:p>
          </table:table-cell>
        </table:table-row>
        <table:table-row table:style-name="ro3">
          <table:table-cell table:style-name="ce22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table:style-name="ce38" office:value-type="string">
            <text:p>Pub AAS, 5, 1925</text:p>
          </table:table-cell>
        </table:table-row>
        <table:table-row table:style-name="ro3">
          <table:table-cell table:style-name="ce22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table:style-name="ce38" office:value-type="string">
            <text:p>Phil Trans Roy Soc London, 220, 1920</text:p>
          </table:table-cell>
        </table:table-row>
        <table:table-row table:style-name="ro3">
          <table:table-cell table:style-name="ce22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table:style-name="ce38" office:value-type="string">
            <text:p>ApJ, 49, , June 1919</text:p>
          </table:table-cell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table:style-name="ce38" office:value-type="string">
            <text:p>Mon Not RAS, 78, Nov 1917</text:p>
          </table:table-cell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table:style-name="ce38" office:value-type="string">
            <text:p>Sitz Preu Akad Wiss Berlin 1917</text:p>
          </table:table-cell>
        </table:table-row>
        <table:table-row table:style-name="ro3">
          <table:table-cell table:style-name="ce22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table:style-name="ce38" office:value-type="string">
            <text:p>Mon Not RAS, 77, 1916</text:p>
          </table:table-cell>
        </table:table-row>
        <table:table-row table:style-name="ro3">
          <table:table-cell table:style-name="ce22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table:style-name="ce38" office:value-type="string">
            <text:p>PASP, 26, 1914</text:p>
          </table:table-cell>
        </table:table-row>
        <table:table-row table:style-name="ro3">
          <table:table-cell table:style-name="ce22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table:style-name="ce38" office:value-type="string">
            <text:p>Pop Astro, v22, 1914</text:p>
          </table:table-cell>
        </table:table-row>
        <table:table-row table:style-name="ro3">
          <table:table-cell table:style-name="ce22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table:style-name="ce38" office:value-type="string">
            <text:p>Harvard College Obs Circ., No 173 March 3, 1912</text:p>
          </table:table-cell>
        </table:table-row>
        <table:table-row table:style-name="ro3">
          <table:table-cell table:style-name="ce22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table:style-name="ce38" office:value-type="string">
            <text:p>Phys Zeitschrift, 13, 1912</text:p>
          </table:table-cell>
        </table:table-row>
        <table:table-row table:style-name="ro3">
          <table:table-cell table:style-name="ce22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table:style-name="ce38" office:value-type="string">
            <text:p>ApJ, 25, , 1907</text:p>
          </table:table-cell>
        </table:table-row>
        <table:table-row table:style-name="ro3">
          <table:table-cell table:style-name="ce22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table:style-name="ce38" office:value-type="string">
            <text:p>Annalen der Physik, 17, 891, 1905</text:p>
          </table:table-cell>
        </table:table-row>
        <table:table-row table:style-name="ro3">
          <table:table-cell table:style-name="ce22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table:style-name="ce38" office:value-type="string">
            <text:p>Annalen der Physik, 17, ??, 1905</text:p>
          </table:table-cell>
        </table:table-row>
        <table:table-row table:style-name="ro3">
          <table:table-cell table:style-name="ce22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/>
          <table:table-cell table:style-name="ce38"/>
        </table:table-row>
        <table:table-row table:style-name="ro3">
          <table:table-cell table:style-name="ce22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table:style-name="ce38" office:value-type="string">
            <text:p>Annals Astro Obs Harvard Col, 28, part 11, 1901</text:p>
          </table:table-cell>
        </table:table-row>
        <table:table-row table:style-name="ro3" table:number-rows-repeated="193">
          <table:table-cell table:number-columns-repeated="3"/>
          <table:table-cell table:style-name="ce38"/>
        </table:table-row>
        <table:table-row table:style-name="ro3">
          <table:table-cell table:style-name="ce22"/>
          <table:table-cell table:number-columns-repeated="2"/>
          <table:table-cell table:style-name="ce38"/>
        </table:table-row>
        <table:table-row table:style-name="ro2">
          <table:table-cell table:style-name="ce22"/>
          <table:table-cell table:style-name="ce37"/>
          <table:table-cell/>
          <table:table-cell table:style-name="ce38"/>
        </table:table-row>
        <table:table-row table:style-name="ro3" table:number-rows-repeated="3">
          <table:table-cell table:number-columns-repeated="3"/>
          <table:table-cell table:style-name="ce38"/>
        </table:table-row>
        <table:table-row table:style-name="ro3" table:number-rows-repeated="65237">
          <table:table-cell table:style-name="ce20"/>
          <table:table-cell table:number-columns-repeated="2"/>
          <table:table-cell table:style-name="ce38"/>
        </table:table-row>
        <table:table-row table:style-name="ro3" table:number-rows-repeated="98303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9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8">
          <table:table-cell table:style-name="ce17"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8">
          <table:table-cell table:style-name="ce17"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table:style-name="ce17"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8">
          <table:table-cell table:style-name="ce17"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8">
          <table:table-cell table:style-name="ce17"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8">
          <table:table-cell table:style-name="ce17"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8">
          <table:table-cell table:style-name="ce17"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8">
          <table:table-cell table:style-name="ce17"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17"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8">
          <table:table-cell table:style-name="ce17"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17"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17"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8">
          <table:table-cell table:style-name="ce17"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8">
          <table:table-cell table:style-name="ce17"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17"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8">
          <table:table-cell table:style-name="ce17"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17"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27" office:value-type="string">
            <text:p>Researches on the Solar Spectrum and the Spectra of the Chemical Elements.</text:p>
          </table:table-cell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17"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8">
          <table:table-cell table:style-name="ce17"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8">
          <table:table-cell table:style-name="ce17"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17"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8">
          <table:table-cell table:style-name="ce17"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8">
          <table:table-cell table:style-name="ce17"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table:style-name="ce17"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8">
          <table:table-cell table:style-name="ce17"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8">
          <table:table-cell table:style-name="ce17"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8">
          <table:table-cell table:style-name="ce17"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8">
          <table:table-cell table:style-name="ce17"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8">
          <table:table-cell table:style-name="ce17"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17" office:value-type="date" office:date-value="1829-01-01">
            <text:p>1829-01-01</text:p>
          </table:table-cell>
          <table:table-cell office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8">
          <table:table-cell table:style-name="ce17"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8">
          <table:table-cell table:style-name="ce17"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8">
          <table:table-cell table:style-name="ce17"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8">
          <table:table-cell table:style-name="ce17"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8">
          <table:table-cell table:style-name="ce17"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17"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8">
          <table:table-cell table:style-name="ce17"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27" office:value-type="string">
            <text:p>Results of the Observations of a New Star</text:p>
          </table:table-cell>
        </table:table-row>
        <table:table-row table:style-name="ro8">
          <table:table-cell table:style-name="ce17"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3" table:number-rows-repeated="55">
          <table:table-cell table:style-name="ce17"/>
          <table:table-cell table:number-columns-repeated="3"/>
        </table:table-row>
        <table:table-row table:style-name="ro3" table:number-rows-repeated="10484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8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6">
          <table:table-cell table:style-name="ce17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7">ème du monde</text:span></text:p>
          </table:table-cell>
        </table:table-row>
        <table:table-row table:style-name="ro3">
          <table:table-cell table:style-name="ce17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6">
          <table:table-cell table:style-name="ce17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17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6">
          <table:table-cell table:style-name="ce17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17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17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17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17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17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17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17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17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27" office:value-type="string">
            <text:p>A Synopsis of the Astronomy of Comets</text:p>
          </table:table-cell>
        </table:table-row>
        <table:table-row table:style-name="ro3">
          <table:table-cell table:style-name="ce17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17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7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3">
          <table:table-cell table:style-name="ce17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17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5" office:value-type="date" office:date-value="1610-01-01">
            <text:p>1609-12-3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17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17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6">
          <table:table-cell table:style-name="ce17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17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05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</number:date-style>
    <number:date-style style:name="N5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2-09-08T16:38:34</dc:date>
    <meta:editing-duration>P19DT4H21M52S</meta:editing-duration>
    <meta:editing-cycles>43</meta:editing-cycles>
    <meta:generator>LibreOffice/3.5$Linux_x86 LibreOffice_project/350m1$Build-2</meta:generator>
    <dc:creator>Jim Fowler</dc:creator>
    <meta:document-statistic meta:table-count="5" meta:cell-count="88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